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81in" fo:margin-left="-0.075in" fo:margin-top="0in" fo:margin-bottom="0in" table:align="left" style:writing-mode="lr-tb"/>
    </style:style>
    <style:style style:name="Table1.A" style:family="table-column">
      <style:table-column-properties style:column-width="0.7889in"/>
    </style:style>
    <style:style style:name="Table1.B" style:family="table-column">
      <style:table-column-properties style:column-width="5.47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language="nl" fo:country="NL"/>
    </style:style>
    <style:style style:name="P2" style:family="paragraph" style:parent-style-name="Standard">
      <style:text-properties fo:language="nl" fo:country="NL" officeooo:rsid="0002021e" officeooo:paragraph-rsid="0002021e"/>
    </style:style>
    <style:style style:name="P3" style:family="paragraph" style:parent-style-name="Standard">
      <style:text-properties officeooo:rsid="0006b8be" officeooo:paragraph-rsid="0006b8be"/>
    </style:style>
    <style:style style:name="P4" style:family="paragraph" style:parent-style-name="Standard">
      <style:text-properties officeooo:paragraph-rsid="000e242c"/>
    </style:style>
    <style:style style:name="P5" style:family="paragraph" style:parent-style-name="Standard">
      <style:text-properties officeooo:rsid="0014b0c3" officeooo:paragraph-rsid="0014b0c3"/>
    </style:style>
    <style:style style:name="P6" style:family="paragraph" style:parent-style-name="Standard">
      <style:text-properties officeooo:rsid="0014ea08" officeooo:paragraph-rsid="0014ea08"/>
    </style:style>
    <style:style style:name="P7" style:family="paragraph" style:parent-style-name="Standard">
      <style:text-properties officeooo:rsid="0018c1a0" officeooo:paragraph-rsid="0018c1a0"/>
    </style:style>
    <style:style style:name="P8" style:family="paragraph" style:parent-style-name="Standard">
      <style:text-properties officeooo:rsid="001a5667" officeooo:paragraph-rsid="001a5667"/>
    </style:style>
    <style:style style:name="P9" style:family="paragraph" style:parent-style-name="Standard">
      <style:text-properties officeooo:paragraph-rsid="001b96eb"/>
    </style:style>
    <style:style style:name="P10" style:family="paragraph" style:parent-style-name="Standard">
      <style:paragraph-properties fo:margin-top="0in" fo:margin-bottom="0in" loext:contextual-spacing="false" fo:line-height="100%"/>
      <style:text-properties fo:language="nl" fo:country="NL" officeooo:rsid="0002021e" officeooo:paragraph-rsid="0002021e"/>
    </style:style>
    <style:style style:name="P11" style:family="paragraph" style:parent-style-name="Standard">
      <style:paragraph-properties fo:margin-top="0in" fo:margin-bottom="0in" loext:contextual-spacing="false" fo:line-height="100%"/>
      <style:text-properties fo:language="nl" fo:country="NL"/>
    </style:style>
    <style:style style:name="P12" style:family="paragraph" style:parent-style-name="Standard">
      <style:paragraph-properties fo:margin-top="0in" fo:margin-bottom="0in" loext:contextual-spacing="false" fo:line-height="100%"/>
      <style:text-properties fo:language="nl" fo:country="NL" officeooo:rsid="00052ace" officeooo:paragraph-rsid="00052ace"/>
    </style:style>
    <style:style style:name="P13" style:family="paragraph" style:parent-style-name="Heading_20_2">
      <style:text-properties fo:language="nl" fo:country="NL"/>
    </style:style>
    <style:style style:name="P14" style:family="paragraph" style:parent-style-name="Heading_20_2">
      <style:text-properties officeooo:paragraph-rsid="0018c1a0"/>
    </style:style>
    <style:style style:name="P15" style:family="paragraph" style:parent-style-name="Heading_20_1" style:master-page-name="Standard">
      <style:paragraph-properties style:page-number="auto"/>
      <style:text-properties fo:language="nl" fo:country="NL"/>
    </style:style>
    <style:style style:name="T1" style:family="text">
      <style:text-properties officeooo:rsid="00052ace"/>
    </style:style>
    <style:style style:name="T2" style:family="text">
      <style:text-properties officeooo:rsid="0007bc25"/>
    </style:style>
    <style:style style:name="T3" style:family="text">
      <style:text-properties officeooo:rsid="000b37a3"/>
    </style:style>
    <style:style style:name="T4" style:family="text">
      <style:text-properties officeooo:rsid="00122b28"/>
    </style:style>
    <style:style style:name="T5" style:family="text">
      <style:text-properties officeooo:rsid="0014b0c3"/>
    </style:style>
    <style:style style:name="T6" style:family="text">
      <style:text-properties officeooo:rsid="0014ea08"/>
    </style:style>
    <style:style style:name="T7" style:family="text">
      <style:text-properties officeooo:rsid="001b96eb"/>
    </style:style>
    <style:style style:name="T8" style:family="text">
      <style:text-properties officeooo:rsid="001d70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onders Education Hackathon 2016</text:h>
      <text:p text:style-name="P1">Background document for:</text:p>
      <table:table table:name="Table1" table:style-name="Table1">
        <table:table-column table:style-name="Table1.A"/>
        <table:table-column table:style-name="Table1.B"/>
        <table:table-row table:style-name="Table1.1">
          <table:table-cell table:style-name="Table1.A1" office:value-type="string">
            <text:p text:style-name="P11">Title:</text:p>
          </table:table-cell>
          <table:table-cell table:style-name="Table1.A1" office:value-type="string">
            <text:p text:style-name="P12">Diglot-Weave learning using proverbs</text:p>
          </table:table-cell>
        </table:table-row>
        <table:table-row table:style-name="Table1.1">
          <table:table-cell table:style-name="Table1.A1" office:value-type="string">
            <text:p text:style-name="P11">Team:</text:p>
          </table:table-cell>
          <table:table-cell table:style-name="Table1.A1" office:value-type="string">
            <text:p text:style-name="P10">Rugsters</text:p>
          </table:table-cell>
        </table:table-row>
        <table:table-row table:style-name="Table1.1">
          <table:table-cell table:style-name="Table1.A1" office:value-type="string">
            <text:p text:style-name="P11">Members:</text:p>
          </table:table-cell>
          <table:table-cell table:style-name="Table1.A1" office:value-type="string">
            <text:p text:style-name="P10">Natalya Karpova, Tolga Parlan, Oliver Holder, Roman Bell</text:p>
          </table:table-cell>
        </table:table-row>
      </table:table>
      <text:p text:style-name="P1"/>
      <text:h text:style-name="P13" text:outline-level="2">Purpose &amp; audience</text:h>
      <text:p text:style-name="P2">The purpose of our project is that it works effectively as a tool for learni<text:span text:style-name="T1">ng</text:span> vocabulary words in a language that is not the users first language. As such, its audience is language students, and since the level of difficulty of the program can be adjusted, it is suitable for a range of different ability levels. </text:p>
      <text:h text:style-name="P13" text:outline-level="2">Description <text:span text:style-name="T7">of the </text:span>solution</text:h>
      <text:p text:style-name="P9"><text:span text:style-name="T1">The program functions by taking a proverb in the users first language, and replacing a random selection of nouns in that proverb with their translations in the language which the user wishes to learn. For example: “</text:span>Кот has nine lives”<text:span text:style-name="T1">. For our example, we used mainly proverbs, since it is likely that the user will be familiar with them. The user is then tested on the translation of the words which have been swapped, and if they get it wrong, they get told the correct answer. <text:s/></text:span></text:p>
      <text:h text:style-name="Heading_20_2" text:outline-level="2">Added benefit for schools/teachers</text:h>
      <text:p text:style-name="P3">One advantage of this method is that <text:span text:style-name="T8">since </text:span>it includes passages of the students own first language, it will probably keep them more engaged compared to <text:span text:style-name="T8">them</text:span> having to learn a list of vocabulary words. This also gives a teacher the possibility to enter their own sentences and tailor them towards a specific audience, allowing even more engagement from students.</text:p>
      <text:p text:style-name="P3"><text:tab/>Compared to simply learning vocabulary <text:span text:style-name="T2">from a list of words and their translations, with our method it will be more difficult to cover the same volume of words in a given time, however this is outweighed by the increased possibilities for students to be engaged, and the reinforcement that comes from being shown the word multiple times. </text:span></text:p>
      <text:p text:style-name="P3"><text:tab/>Furthermore, there is the possibility to integrate this method into other aspects of teaching, for example a teacher could give their class announcements <text:s/>modified with the Diglot-Weave. This would allow integrated language learning in many more parts of the education system than are currently possible, although of course this would have to be used within reason.</text:p>
      <text:h text:style-name="Heading_20_2" text:outline-level="2">Cognitive Neuroscience inspiration</text:h>
      <text:p text:style-name="P4"><text:span text:style-name="T3">The cognitive neuroscience basis of the Diglot-Weave method with proverbs <text:s/>is as follows: the majority of the techniques to learn vocabulary in a new language implement maintenance rehearsal. However, it is known that the <text:s/>most part of our knowledge is gained by relational rehearsal as well, as it provides long-term benefits in memory (Craik &amp; Watkins, 1973). Furthermore, in Craik and Tulvings research in 1975, it was shown that depth of sentence processing correlates with words being remembered. <text:s/>We tried to change the way we learn vocabulary by implementing an application that helps the user to memorize words not just by </text:span><text:soft-page-break/><text:span text:style-name="T3">repetition but also by making associations and using semantics. For this purpose we use proverbs, which will help the user understand the semantics of the sentence, since the proverbs will already be well known to them. Associations with native language idioms could be also created during this process.</text:span></text:p>
      <text:p text:style-name="P4"><text:tab/><text:span text:style-name="T4">Prediction during language comprehension is another Neuroscientific aspect to our project. Since the proverbs in the users native language will be almost certainly part of their semantic memory, for them, words in the proverb will be in a very “constrained context”, so they are already anticipating the next words before they read it. This will mean that the meaning of the word that has been swapped will already be anticipated by the user before they read it, so as they read its translation in the language they are learning, the meaning they have predicted from the rest of the sentence will become associated with it.</text:span></text:p>
      <text:h text:style-name="Heading_20_2" text:outline-level="2">Status of <text:span text:style-name="T5">the </text:span>prototype</text:h>
      <text:p text:style-name="P5">The prototype works by presenting the user with 2 or 3 proverbs in English, with a noun in each proverb replaced with the noun of the same meaning in Russian. The user reads the proverbs, then clicks “next”, and advances to a page where they are given one of the nouns that was switched, either in Russian or English, and they are asked to give the corresponding translation. If they type the incorrect translation, they are told the correct one before they advance to the next question. <text:span text:style-name="T6">The translations are irrespective of grammar. The quiz finishes with a short story, in which all the previously translated words appear and are switched into Russian. Since the user has seen the meanings of all these words previously in the program, they will be able to understand it, and it adds a further layer of reinforcement to their knowledge.</text:span></text:p>
      <text:h text:style-name="Heading_20_2" text:outline-level="2">Possible extensions to your <text:span text:style-name="T6">project</text:span></text:h>
      <text:p text:style-name="P6">One possible extension is writing the phonetic spellings of the translated words alongside them, so the user knows how to say them as well as translate them. </text:p>
      <text:p text:style-name="P6"><text:tab/>Also, making it available online, and capable of being implemented in schools, possibly on smart phones as well to increase reach. The ability for users to add their own proverbs/texts and translations would be useful as well, since that would allow teachers to tailor the program towards their own students, as well as creating texts of varying difficulty. </text:p>
      <text:h text:style-name="P14" text:outline-level="2">Business case</text:h>
      <text:p text:style-name="P7">The business prospects of this application are fairly strong, since it can have a simple format that would translate well into a mobile application. With support from a dedicated team, many new texts could be added for users, which would massively increase its functionality. Some of these could be restricted to only paying customers as well, increasing possible sources of revenue.</text:p>
      <text:h text:style-name="Heading_20_2" text:outline-level="2"><text:bookmark text:name="_GoBack"/></text:h>
      <text:h text:style-name="Heading_20_2" text:outline-level="2">Ending question</text:h>
      <text:p text:style-name="P8">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imes New Roman"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Leone</meta:initial-creator>
    <meta:editing-cycles>23</meta:editing-cycles>
    <meta:creation-date>2016-11-26T15:00:00</meta:creation-date>
    <dc:date>2016-11-27T11:32:45.212896686</dc:date>
    <meta:editing-duration>PT1H36M46S</meta:editing-duration>
    <meta:generator>LibreOffice/5.1.4.2$Linux_X86_64 LibreOffice_project/10m0$Build-2</meta:generator>
    <meta:document-statistic meta:table-count="1" meta:image-count="0" meta:object-count="0" meta:page-count="2" meta:paragraph-count="28" meta:word-count="912" meta:character-count="5535" meta:non-whitespace-character-count="46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